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.54cm" fo:margin-right="18.461cm" fo:margin-top="0cm" fo:margin-bottom="0c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Preformatted_20_Text">
      <style:text-properties officeooo:rsid="0028471f" officeooo:paragraph-rsid="0028471f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28471f" officeooo:paragraph-rsid="0029f732"/>
    </style:style>
    <style:style style:name="P6" style:family="paragraph" style:parent-style-name="Standard">
      <style:paragraph-properties fo:margin-top="0.3cm" fo:margin-bottom="0cm" style:contextual-spacing="false">
        <style:tab-stops>
          <style:tab-stop style:position="18cm" style:type="right" style:leader-style="dotted" style:leader-text="."/>
        </style:tab-stops>
      </style:paragraph-properties>
      <style:text-properties officeooo:rsid="0028471f" officeooo:paragraph-rsid="0028471f"/>
    </style:style>
    <style:style style:name="P7" style:family="paragraph" style:parent-style-name="Standard">
      <style:paragraph-properties fo:margin-top="0.3cm" fo:margin-bottom="0cm" style:contextual-spacing="false">
        <style:tab-stops>
          <style:tab-stop style:position="18cm" style:type="right" style:leader-style="dotted" style:leader-text="."/>
        </style:tab-stops>
      </style:paragraph-properties>
      <style:text-properties officeooo:rsid="0028471f" officeooo:paragraph-rsid="0029f732"/>
    </style:style>
    <style:style style:name="P8" style:family="paragraph" style:parent-style-name="Preformatted_20_Text">
      <style:text-properties officeooo:paragraph-rsid="0029f732"/>
    </style:style>
    <style:style style:name="P9" style:family="paragraph" style:parent-style-name="Preformatted_20_Text">
      <style:text-properties officeooo:rsid="0028471f" officeooo:paragraph-rsid="0029f732"/>
    </style:style>
    <style:style style:name="P10" style:family="paragraph" style:parent-style-name="Text_20_body">
      <style:text-properties officeooo:rsid="0028471f" officeooo:paragraph-rsid="0028471f"/>
    </style:style>
    <style:style style:name="P11" style:family="paragraph" style:parent-style-name="Text_20_body_20__28_WW_29_">
      <style:text-properties officeooo:rsid="002825ba" officeooo:paragraph-rsid="0023e891"/>
    </style:style>
    <style:style style:name="P12" style:family="paragraph" style:parent-style-name="Text_20_body_20__28_WW_29_">
      <style:text-properties officeooo:rsid="002743e4" officeooo:paragraph-rsid="002743e4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15" style:family="paragraph" style:parent-style-name="Frame_20_contents">
      <style:paragraph-properties fo:line-height="107%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b590f"/>
    </style:style>
    <style:style style:name="T2" style:family="text">
      <style:text-properties officeooo:rsid="001b868b"/>
    </style:style>
    <style:style style:name="T3" style:family="text">
      <style:text-properties officeooo:rsid="0028471f"/>
    </style:style>
    <style:style style:name="T4" style:family="text">
      <style:text-properties officeooo:rsid="0029f732"/>
    </style:style>
    <style:style style:name="T5" style:family="text">
      <style:text-properties officeooo:rsid="002b9c75"/>
    </style:style>
    <style:style style:name="T6" style:family="text">
      <style:text-properties officeooo:rsid="002c559e"/>
    </style:style>
    <style:style style:name="T7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8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9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10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start-margin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28cm" fo:min-width="2.907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svg:stroke-linecap="butt" draw:fill="none" loext:fill-use-slide-background="false" draw:textarea-vertical-align="top" draw:auto-grow-height="false" fo:min-height="0.773cm" fo:min-width="1.00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09cm" draw:stroke-linejoin="round" draw:fill="none" loext:fill-use-slide-background="false" draw:textarea-vertical-align="top" draw:auto-grow-height="false" fo:min-height="0.552cm" fo:min-width="1.45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<text:span text:style-name="T1">s</text:span> – <text:span text:style-name="T2">Structures</text:span> <text:span text:style-name="T3">de données</text:span></text:h>
      <text:p text:style-name="P2"/>
      <text:h text:style-name="P3" text:outline-level="2">Exercice 1</text:h>
      <text:p text:style-name="Preformatted_20_Text"><text:span text:style-name="T3">c</text:span>h1 ← "Google Wallet"</text:p>
      <text:p text:style-name="Preformatted_20_Text"><text:span text:style-name="T3">c</text:span>h2 ← "My friend"</text:p>
      <text:p text:style-name="Preformatted_20_Text"><text:span text:style-name="T3">c</text:span>h3 ← "You are a nice guy"</text:p>
      <text:p text:style-name="Preformatted_20_Text"><text:span text:style-name="T3">c</text:span>h4 ← "nice"</text:p>
      <text:p text:style-name="Preformatted_20_Text"/>
      <text:p text:style-name="P4">v1 ← 10</text:p>
      <text:p text:style-name="P4">v2 ← -19</text:p>
      <text:p text:style-name="P5">Évaluer les expressions suivantes puis les traduire en Python.</text:p>
      <text:p text:style-name="P4">a ← ch1[7] = chr(87) et ord(majus(ch1[2])) &gt; ord(ch1[5]) et </text:p>
      <text:p text:style-name="P4"><text:s text:c="4"/>ord(ch1[5]) = ord(chr(101))</text:p>
      <text:p text:style-name="P6">Résultat : <text:tab/></text:p>
      <text:p text:style-name="P6"><text:span text:style-name="T4">Python : </text:span><text:tab/></text:p>
      <text:p text:style-name="P6"><text:tab/></text:p>
      <text:p text:style-name="P6"><text:tab/></text:p>
      <text:p text:style-name="P6"><text:tab/></text:p>
      <text:p text:style-name="P4">b ← effacer(ch2, pos("f", ch2), long(ch2)) + </text:p>
      <text:p text:style-name="P4"><text:s text:c="4"/>sous_chaine(ch1, pos("all", ch1) – 1, long(ch1))</text:p>
      <text:p text:style-name="P7">Résultat : <text:tab/></text:p>
      <text:p text:style-name="P7"><text:span text:style-name="T4">Python : </text:span><text:tab/></text:p>
      <text:p text:style-name="P7"><text:tab/></text:p>
      <text:p text:style-name="P7"><text:tab/></text:p>
      <text:p text:style-name="P7"><text:tab/></text:p>
      <text:p text:style-name="P4">c ← chr(valeur(convch(pos(" ", ch1)) + convch(pos("i", ch2))))</text:p>
      <text:p text:style-name="P7">Résultat : <text:tab/></text:p>
      <text:p text:style-name="P7"><text:span text:style-name="T4">Python : </text:span><text:tab/></text:p>
      <text:p text:style-name="P7"><text:tab/></text:p>
      <text:p text:style-name="P7"><text:tab/></text:p>
      <text:p text:style-name="P4">d ← ch1[7] + ch2[6] + ch1[6] + sous_chaine(ch1, 0, 2)</text:p>
      <text:p text:style-name="P7">Résultat : <text:tab/></text:p>
      <text:p text:style-name="P7"><text:span text:style-name="T4">Python : </text:span><text:tab/></text:p>
      <text:p text:style-name="P7"><text:tab/></text:p>
      <text:p text:style-name="P8"><text:soft-page-break/><text:span text:style-name="T3">e ← long(ch2 + "'s " + ch1)</text:span></text:p>
      <text:p text:style-name="P7">Résultat : <text:tab/></text:p>
      <text:p text:style-name="P7"><text:span text:style-name="T4">Python : </text:span><text:tab/></text:p>
      <text:p text:style-name="P9">f ← pos(ch4, ch3)</text:p>
      <text:p text:style-name="P7">Résultat : <text:tab/></text:p>
      <text:p text:style-name="P7"><text:span text:style-name="T4">Python : </text:span><text:tab/></text:p>
      <text:p text:style-name="P4">g ← sous_chaine(ch3, 0, f) + "lucky" + </text:p>
      <text:p text:style-name="P9"><text:s text:c="4"/>sous_chaine(ch2, long(ch4) div 2, long(ch2)) + "."</text:p>
      <text:p text:style-name="P7">Résultat : <text:tab/></text:p>
      <text:p text:style-name="P7"><text:span text:style-name="T4">Python : </text:span><text:tab/></text:p>
      <text:p text:style-name="P7"><text:tab/></text:p>
      <text:p text:style-name="P7"><text:tab/></text:p>
      <text:p text:style-name="P7"><text:tab/></text:p>
      <text:p text:style-name="P4">h ← valeur(convch(v1 div 2) + convch(v1 / 20) +</text:p>
      <text:p text:style-name="P9"><text:s text:c="11"/>convch(v1 mod 4) + convch(ent(10*3.75)))</text:p>
      <text:p text:style-name="P7">Résultat : <text:tab/></text:p>
      <text:p text:style-name="P7"><text:span text:style-name="T4">Python : </text:span><text:tab/></text:p>
      <text:p text:style-name="P7"><text:tab/></text:p>
      <text:p text:style-name="P7"><text:tab/></text:p>
      <text:p text:style-name="P9">i ← (v<text:span text:style-name="T5">2</text:span> mod 5) * 1<text:span text:style-name="T6">0</text:span>0 + (v2 div 5 mod 5) <text:span text:style-name="T6">* 10 + v2 div 25</text:span></text:p>
      <text:p text:style-name="P7">Résultat : <text:tab/></text:p>
      <text:p text:style-name="P7"><text:span text:style-name="T4">Python : </text:span><text:tab/></text:p>
      <text:p text:style-name="P8"><text:span text:style-name="T3">j ← 15 ≤ alea(1, 6) * 5 ≤ 25</text:span></text:p>
      <text:p text:style-name="P7">Résultat : <text:tab/></text:p>
      <text:p text:style-name="P7"><text:tab/></text:p>
      <text:p text:style-name="P7"><text:span text:style-name="T4">Python : </text:span><text:tab/></text:p>
      <text:p text:style-name="P7"><text:tab/></text:p>
      <text:p text:style-name="P7"><text:tab/></text:p>
      <text:p text:style-name="P10"/>
      <text:p text:style-name="P1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0.101cm" fo:margin-right="0.101c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start-margin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28cm" fo:min-width="2.907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svg:stroke-linecap="butt" draw:fill="none" loext:fill-use-slide-background="false" draw:textarea-vertical-align="top" draw:auto-grow-height="false" fo:min-height="0.773cm" fo:min-width="1.00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09cm" draw:stroke-linejoin="round" draw:fill="none" loext:fill-use-slide-background="false" draw:textarea-vertical-align="top" draw:auto-grow-height="false" fo:min-height="0.552cm" fo:min-width="1.45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2" draw:name="Zone de texte 2" draw:style-name="Mgr1" draw:text-style-name="MP4" svg:width="3.414cm" svg:height="0.981cm" svg:x="15.572cm" svg:y="-0.295c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8" text:anchor-type="char" svg:x="15.572cm" svg:y="-0.295cm" svg:width="3.417cm" svg:height="0.984c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1" draw:name="Rectangle : carré corné 5" draw:style-name="Mgr2" draw:text-style-name="MP4" svg:width="1.511cm" svg:height="1.549cm" svg:x="-1.782cm" svg:y="1.907c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cm" svg:y="0cm" svg:width="1.513cm" svg:height="1.028cm" draw:z-index="0"><draw:text-box><text:p text:style-name="MP6"><text:span text:style-name="MT3"><text:page-number text:select-page="current">0</text:page-number></text:span></text:p></draw:text-box></draw:frame><draw:frame draw:style-name="Mfr2" draw:name="Cadre2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21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10" text:anchor-type="char" svg:x="-1.782cm" svg:y="1.907cm" svg:width="1.513cm" svg:height="1.028cm" draw:z-index="0"><draw:text-box><text:p text:style-name="MP7"><text:page-number text:select-page="current">0</text:page-number></text:p></draw:text-box></draw:frame><draw:custom-shape text:anchor-type="char" draw:z-index="0" draw:name="Rectangle : carré corné 1" draw:style-name="Mgr3" draw:text-style-name="MP4" svg:width="1.96cm" svg:height="1.232cm" svg:x="0.159cm" svg:y="28.586c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0.159cm" svg:y="28.586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17T11:15:55.226000000</dc:date>
    <meta:editing-cycles>22</meta:editing-cycles>
    <meta:editing-duration>PT2H57M58S</meta:editing-duration>
    <meta:print-date>2024-10-17T11:14:52.043000000</meta:print-date>
    <meta:printed-by>Fichiers PDF</meta:printed-by>
    <meta:document-statistic meta:table-count="0" meta:image-count="0" meta:object-count="0" meta:page-count="2" meta:paragraph-count="74" meta:word-count="214" meta:character-count="1131" meta:non-whitespace-character-count="889"/>
    <meta:template xlink:type="simple" xlink:actuate="onRequest" xlink:title="" xlink:href="../ex04-Structures_Données.odt/BookAntiqua%20Modèle.ott"/>
  </office:meta>
</office:document-meta>
</file>